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7c931" officeooo:paragraph-rsid="0007c931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7c931" officeooo:paragraph-rsid="0007c931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7c931" officeooo:paragraph-rsid="000973f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973fd" officeooo:paragraph-rsid="000973f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a5d87" officeooo:paragraph-rsid="000a5d87" style:font-weight-asian="normal" style:font-weight-complex="normal"/>
    </style:style>
    <style:style style:name="P6" style:family="paragraph" style:parent-style-name="Standard" style:master-page-name="">
      <loext:graphic-properties draw:fill="none"/>
      <style:paragraph-properties fo:margin-left="2.799cm" fo:margin-right="0cm" fo:text-align="justify" style:justify-single-word="false" fo:text-indent="0cm" style:auto-text-indent="false" style:page-number="auto" fo:background-color="transparent"/>
      <style:text-properties fo:font-weight="normal" officeooo:rsid="000a5d87" officeooo:paragraph-rsid="000a5d87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2.799cm" fo:margin-right="0cm" fo:text-align="justify" style:justify-single-word="false" fo:text-indent="0cm" style:auto-text-indent="false" fo:background-color="transparent"/>
      <style:text-properties fo:font-weight="normal" officeooo:rsid="000a5d87" officeooo:paragraph-rsid="000a5d87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2.799cm" fo:margin-right="0cm" fo:text-align="justify" style:justify-single-word="false" fo:text-indent="0cm" style:auto-text-indent="false" fo:background-color="transparent"/>
      <style:text-properties fo:font-weight="normal" officeooo:rsid="000c3305" officeooo:paragraph-rsid="000c330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ada98" officeooo:paragraph-rsid="000973fd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f442c" officeooo:paragraph-rsid="000f442c" style:font-weight-asian="normal" style:font-weight-complex="normal"/>
    </style:style>
    <style:style style:name="T1" style:family="text">
      <style:text-properties officeooo:rsid="000973fd"/>
    </style:style>
    <style:style style:name="T2" style:family="text">
      <style:text-properties officeooo:rsid="000a5d87"/>
    </style:style>
    <style:style style:name="T3" style:family="text">
      <style:text-properties officeooo:rsid="000ab235"/>
    </style:style>
    <style:style style:name="T4" style:family="text">
      <style:text-properties officeooo:rsid="000ada98"/>
    </style:style>
    <style:style style:name="T5" style:family="text">
      <style:text-properties officeooo:rsid="000deaaf"/>
    </style:style>
    <style:style style:name="T6" style:family="text">
      <style:text-properties officeooo:rsid="000f442c"/>
    </style:style>
    <style:style style:name="T7" style:family="text">
      <style:text-properties officeooo:rsid="0013a4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 AGGREGATION / <text:span text:style-name="T4">BONDING</text:span></text:p>
      <text:p text:style-name="P2">1) <text:span text:style-name="T3">i</text:span>f one has a multiple GbE interfaces ( 1 from motherboard MB and additional <text:span text:style-name="T2">one port</text:span> from PCI<text:span text:style-name="T2"> network card</text:span> ) he or she will be able to <text:span text:style-name="T1">get one connection of multiplyied identical interfaces. Of course there must be at least two Personal Computers with 2 GbE ports via MB and PCI card. At beginning install:</text:span></text:p>
      <text:p text:style-name="P3"><text:tab/><text:span text:style-name="T1">#sudo apt-get install ifenslave</text:span></text:p>
      <text:p text:style-name="P5">2) manage network connection configuration for 1+1GbE with higher MTU value for sending big files ( &gt; few MB ) on each side:</text:p>
      <text:p text:style-name="P5"><text:tab/>#vim /etc/network.interfaces</text:p>
      <text:p text:style-name="P6">auto lo</text:p>
      <text:p text:style-name="P7">iface lo inet loopback</text:p>
      <text:p text:style-name="P7"/>
      <text:p text:style-name="P8">auto enp0s1<text:tab/>#ordinary network config</text:p>
      <text:p text:style-name="P8">iface enp0s1 inet manual</text:p>
      <text:p text:style-name="P8">address 192.168.150.3</text:p>
      <text:p text:style-name="P8">network 192.168.0.0</text:p>
      <text:p text:style-name="P8">netmask 255.255.0.0</text:p>
      <text:p text:style-name="P8">gateway 192.168.150.1</text:p>
      <text:p text:style-name="P8">dns-nameservers 8.8.8.8 <text:s text:c="3"/><text:span text:style-name="T5">8.8.4.4</text:span></text:p>
      <text:p text:style-name="P8"/>
      <text:p text:style-name="P7">auto eno2</text:p>
      <text:p text:style-name="P7">iface eno2 inet manual</text:p>
      <text:p text:style-name="P7">bond-master bond0</text:p>
      <text:p text:style-name="P7"/>
      <text:p text:style-name="P7">auto eno1</text:p>
      <text:p text:style-name="P7">iface eno1 inet manual</text:p>
      <text:p text:style-name="P7">bond-master bond0</text:p>
      <text:p text:style-name="P7"/>
      <text:p text:style-name="P7">auto bond0</text:p>
      <text:p text:style-name="P7">iface bond0 inet static</text:p>
      <text:p text:style-name="P7">address <text:s/>IPv4Addr</text:p>
      <text:p text:style-name="P7">netmask 255.255.0.0</text:p>
      <text:p text:style-name="P7">bond-mode 0</text:p>
      <text:p text:style-name="P7">bond-miion 100</text:p>
      <text:p text:style-name="P7">bond-lacp-rate 1</text:p>
      <text:p text:style-name="P7">bond-slaves eno2 eno1</text:p>
      <text:p text:style-name="P7">mtu 9000</text:p>
      <text:p text:style-name="P9">3) note that eno 2 and eno1 are names of network interfaces ( one can list them with ifconfig command )</text:p>
      <text:p text:style-name="P10">4) restart connection:</text:p>
      <text:p text:style-name="P10"><text:tab/><text:span text:style-name="T7"><text:tab/>#sudo ip addr flush IPInterfaceName </text:span>&amp;&amp; <text:span text:style-name="T7">sudo systemctl restart networking.service <text:tab/><text:tab/> <text:s/></text:span>&amp;&amp; sudo service networking restart &amp;&amp; sudo service network-manager restart</text:p>
      <text:p text:style-name="P4"><text:span text:style-name="T6">5 </text:span>test connection speed:</text:p>
      <text:p text:style-name="P4"><text:tab/># sudo apt-get install iperf </text:p>
      <text:p text:style-name="P4"><text:s text:c="4"/>at iperf server side run listening:</text:p>
      <text:p text:style-name="P4"><text:tab/>#iperf -s</text:p>
      <text:p text:style-name="P4"><text:s text:c="4"/>at iperf testing client side run measures:</text:p>
      <text:p text:style-name="P4"><text:tab/>#iperf -c IPv4Add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8:45:06.246118383</meta:creation-date>
    <dc:date>2017-12-20T18:57:34.131284597</dc:date>
    <meta:editing-duration>PT17M38S</meta:editing-duration>
    <meta:editing-cycles>7</meta:editing-cycles>
    <meta:generator>LibreOffice/5.4.1.2$Linux_X86_64 LibreOffice_project/40m0$Build-2</meta:generator>
    <meta:document-statistic meta:table-count="0" meta:image-count="0" meta:object-count="0" meta:page-count="1" meta:paragraph-count="38" meta:word-count="225" meta:character-count="1412" meta:non-whitespace-character-count="1201"/>
  </office:meta>
</office:document-meta>
</file>